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1.933cm" style:rel-column-width="46004*"/>
    </style:style>
    <style:style style:name="Table1.B" style:family="table-column">
      <style:table-column-properties style:column-width="5.066cm" style:rel-column-width="19531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387cm" style:rel-column-width="32335*"/>
    </style:style>
    <style:style style:name="Table2.B" style:family="table-column">
      <style:table-column-properties style:column-width="8.611cm" style:rel-column-width="3320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Arial" fo:font-size="9pt" style:font-size-asian="9pt" style:font-size-complex="9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style:font-size-asian="11pt" style:font-size-complex="11pt"/>
    </style:style>
    <style:style style:name="P10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%=LABEL_ENTETE=%</text:p>
          </table:table-cell>
          <table:table-cell table:style-name="Table1.A1" office:value-type="string">
            <text:p text:style-name="P7"><text:date style:data-style-name="N37" text:date-value="2011-08-04T10:49:51.48" text:fixed="true">04/08/11</text:date></text:p>
          </table:table-cell>
        </table:table-row>
      </table:table>
      <text:p text:style-name="P4"/>
      <text:p text:style-name="P4">%=LABEL_FORMULAIRE=%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%=LABEL_CONCERNE=%</text:p>
          </table:table-cell>
          <table:table-cell table:style-name="Table2.A1" office:value-type="string">
            <text:p text:style-name="P6">%=NOM=% %=PRENOM=%</text:p>
            <text:p text:style-name="P6"/>
            <text:p text:style-name="P6">%=ADRESSE_REQUERANT=%</text:p>
          </table:table-cell>
        </table:table-row>
      </table:table>
      <text:p text:style-name="P3"/>
      <text:p text:style-name="P3">%=LABEL_NO_SERIE=%<text:tab/><text:tab/>%=NO_SERIE=%</text:p>
      <text:p text:style-name="P3"/>
      <text:p text:style-name="P3">%=LABEL_ENTETE_FICHE=%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%=LABEL_NOM_PRENOM=%</text:p>
          </table:table-cell>
          <table:table-cell table:style-name="Table3.A1" office:value-type="string">
            <text:p text:style-name="P3">%=NOM=% <text:span text:style-name="T2">%=PRENOM=%</text:span></text:p>
          </table:table-cell>
        </table:table-row>
        <table:table-row>
          <table:table-cell table:style-name="Table3.A1" office:value-type="string">
            <text:p text:style-name="P3">%=LABEL_NO_NSS=%</text:p>
          </table:table-cell>
          <table:table-cell table:style-name="Table3.A1" office:value-type="string">
            <text:p text:style-name="P3">%=NO_NSS=%</text:p>
          </table:table-cell>
        </table:table-row>
        <table:table-row>
          <table:table-cell table:style-name="Table3.A1" office:value-type="string">
            <text:p text:style-name="P3">%=LABEL_NOM_COMMUNE=%</text:p>
          </table:table-cell>
          <table:table-cell table:style-name="Table3.A1" office:value-type="string">
            <text:p text:style-name="P3">%=NOM_COMMUNE=%</text:p>
          </table:table-cell>
        </table:table-row>
        <table:table-row>
          <table:table-cell table:style-name="Table3.A1" office:value-type="string">
            <text:p text:style-name="P3">%=LABEL_NO_OCC=%</text:p>
          </table:table-cell>
          <table:table-cell table:style-name="Table3.A1" office:value-type="string">
            <text:p text:style-name="P3">%=NO_OCC=%</text:p>
          </table:table-cell>
        </table:table-row>
        <table:table-row>
          <table:table-cell table:style-name="Table3.A1" office:value-type="string">
            <text:p text:style-name="P3">%=LABEL_DATE_NAISSANCE=%</text:p>
          </table:table-cell>
          <table:table-cell table:style-name="Table3.A1" office:value-type="string">
            <text:p text:style-name="P3">%=DATE_NAISSANCE=%</text:p>
          </table:table-cell>
        </table:table-row>
        <table:table-row>
          <table:table-cell table:style-name="Table3.A1" office:value-type="string">
            <text:p text:style-name="P3">%=LABEL_COTISATION=%<text:tab/></text:p>
          </table:table-cell>
          <table:table-cell table:style-name="Table3.A1" office:value-type="string">
            <text:p text:style-name="P3">%=COTISATION=%</text:p>
          </table:table-cell>
        </table:table-row>
        <table:table-row>
          <table:table-cell table:style-name="Table3.A1" office:value-type="string">
            <text:p text:style-name="P3">%=LABEL_SEXE=%</text:p>
          </table:table-cell>
          <table:table-cell table:style-name="Table3.A1" office:value-type="string">
            <text:p text:style-name="P3">%=SEXE=%</text:p>
          </table:table-cell>
        </table:table-row>
      </table:table>
      <text:p text:style-name="P3"/>
      <text:p text:style-name="P3"/>
      <text:p text:style-name="P3"/>
      <text:p text:style-name="P3">%=LABEL_NOUVEAU_NO_OCC=% _____________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font-name="Gill Sans MT_CCJU"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pan text:style-name="T1">%=NO_DECISION=% <text:s/>%=DECISION_DU=%<text:tab/><text:tab/>Page </text:span><text:span text:style-name="T1"><text:page-number text:select-page="current"/></text:span><text:line-break/><text:span text:style-name="T1">%=NSS=%<text:tab/>%=AYANT_DROIT=% </text:span></text:p>
        <text:p text:style-name="P1"><draw:line text:anchor-type="paragraph" draw:z-index="0" draw:style-name="gr1" draw:text-style-name="P2" svg:x1="0.093cm" svg:y1="0.206cm" svg:x2="16.973cm" svg:y2="0.206cm"><text:p/></draw:line></text:p>
      </style:header>
      <style:footer>
        <text:p text:style-name="P3">Cette décision comporte %=docPageCount()=% pages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1-02-09T14:04:13</meta:creation-date>
    <dc:creator>Edwin Cox</dc:creator>
    <dc:date>2011-10-07T13:33:23</dc:date>
    <meta:print-date>2011-02-22T10:58:36</meta:print-date>
    <meta:editing-cycles>92</meta:editing-cycles>
    <meta:editing-duration>P1DT16H39M4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5" meta:word-count="66" meta:character-count="536"/>
  </office:meta>
</office:document-meta>
</file>